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Monaco, 'Courier New',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ab7fe" officeooo:paragraph-rsid="000ab7fe"/>
    </style:style>
    <style:style style:name="P2" style:family="paragraph" style:parent-style-name="Standard">
      <style:paragraph-properties fo:line-height="200%"/>
      <style:text-properties officeooo:paragraph-rsid="000ab7fe"/>
    </style:style>
    <style:style style:name="P3" style:family="paragraph" style:parent-style-name="Standard">
      <style:paragraph-properties fo:line-height="200%"/>
      <style:text-properties officeooo:paragraph-rsid="000b43ce"/>
    </style:style>
    <style:style style:name="T1" style:family="text">
      <style:text-properties officeooo:rsid="000ab7fe"/>
    </style:style>
    <style:style style:name="T2" style:family="text">
      <style:text-properties fo:font-variant="normal" fo:text-transform="none" fo:color="#48484c" style:font-name="Menlo" fo:font-size="9pt" fo:letter-spacing="normal" fo:font-style="normal" fo:font-weight="normal"/>
    </style:style>
    <style:style style:name="T3" style:family="text">
      <style:text-properties fo:font-variant="normal" fo:text-transform="none" fo:color="#93a1a1" style:font-name="Menlo" fo:font-size="9pt" fo:letter-spacing="normal" fo:font-style="normal" fo:font-weight="normal"/>
    </style:style>
    <style:style style:name="T4" style:family="text">
      <style:text-properties fo:font-variant="normal" fo:text-transform="none" fo:color="#000000" style:font-name="Liberation Serif" fo:font-size="12pt" fo:letter-spacing="normal" fo:font-style="normal" fo:font-weight="normal" style:font-size-asian="10.5pt" style:font-size-complex="12pt"/>
    </style:style>
    <style:style style:name="T5" style:family="text">
      <style:text-properties fo:font-variant="normal" fo:text-transform="none" fo:color="#000000" style:font-name="Liberation Serif" fo:font-size="12pt" fo:letter-spacing="normal" fo:font-style="normal" fo:font-weight="normal" officeooo:rsid="000ab7fe" style:font-size-asian="10.5pt" style:font-size-complex="12pt"/>
    </style:style>
    <style:style style:name="T6" style:family="text">
      <style:text-properties fo:font-variant="normal" fo:text-transform="none" fo:color="#000000" style:font-name="Liberation Serif" fo:font-size="12pt" fo:letter-spacing="normal" fo:font-style="normal" fo:font-weight="normal" officeooo:rsid="000b43ce" style:font-size-asian="10.5pt" style:font-size-complex="12pt"/>
    </style:style>
    <style:style style:name="T7" style:family="text">
      <style:text-properties style:font-name="Liberation Serif" officeooo:rsid="000ab7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ry Miller</text:p>
      <text:p text:style-name="P1">Laboratory assignment 2</text:p>
      <text:p text:style-name="P1">Due: Thursday January 29, 2015</text:p>
      <text:p text:style-name="P1"/>
      <text:p text:style-name="P2"><text:span text:style-name="T1">The first step taken in completing </text:span><text:span text:style-name="T7">this</text:span><text:span text:style-name="T1"> lab assignment was assuring that Vim SPF13 was the version currently installed on the computer that was being used. This was done by first opening a web browser and in the address bar typing the url “</text:span><text:a xlink:type="simple" xlink:href="http://vim.spf13.com/"><text:span text:style-name="T1">http://vim.spf13.com/</text:span></text:a><text:span text:style-name="T1">.” By using this web page the user was able to use their easy installation method by simply using the copy command to copy “</text:span><text:span text:style-name="T2">curl http</text:span><text:span text:style-name="T3">://j.mp/spf13-vim3 -L -o - | sh</text:span><text:span text:style-name="T4">” </text:span><text:span text:style-name="T5">and pasting it into the terminal. This automatically installed the software and all of it available plug-ins.</text:span></text:p>
      <text:p text:style-name="P2"><text:span text:style-name="T5"><text:tab/>The next part of the lab assignment was to explore some of basic features that are in the vim editor. One of the most basic commands needed to correctly utilize the vim text editor, is entering insert mode by typing “i” and returning back to normal mode by pressing “esc.” This is important to know because certain features of vim are only available when in its required mode. Other common features that are used in vim are commands that when in normal mode help you navigate through new windows, which includes opening a new window (:e), closing the current window (:close), and saving the current file (:w). Other common commands that are used are cut (“+x), copy (“+y), and paste (“+gp).</text:span></text:p>
      <text:p text:style-name="P3"><text:span text:style-name="T5"><text:tab/>The final part of the lab assignment was exploring several of the plug-ins available for use in vim spf13. The first one that was analyzed was the Ctrl-P plug-in, which when &lt;ctrl-p&gt; is typed in normal mode, this plug-in allows you to navigate to any file that is within the same directory as the current open file. </text:span><text:span text:style-name="T6">Also, the user is capable of achieving the same task by using the NERDTree plug-in (typing &lt;ctrl-e&gt;). The next plug-in analyzed was NERDCommnter, which allows you to change the style of your comments within the source code. </text:span></text:p>
      <text:p text:style-name="P3"><text:span text:style-name="T6"><text:tab/>The Fugitive plug-in is a very useful addition to the software, because it allows you to perform several git commands and link your work to an online repository. After that, the EasyMotion plug-in </text:span><text:soft-page-break/><text:span text:style-name="T6">was studied. It allows the user to designate a certain word, that when triggered highlights text and will move to the highlighted text with the press of a key. The Tabularize plug-in is another useful aspect of vim that helps edit the way your text appears, this plug-in edits text by allowing the user to align columns. The final plug-in that was analyzed in this lab was Tagbar. This is very useful because it will show all the tags of the current file in a sidebar and orders them by their scope; the plug-in additionally allows the user to quickly jump to tags. <text:s text:c="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nlo" svg:font-family="Menlo, Monaco, 'Courier New',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9T11:24:52.560185210</meta:creation-date>
    <dc:date>2015-01-29T11:54:55.983154513</dc:date>
    <meta:editing-duration>PT13M51S</meta:editing-duration>
    <meta:editing-cycles>1</meta:editing-cycles>
    <meta:document-statistic meta:table-count="0" meta:image-count="0" meta:object-count="0" meta:page-count="2" meta:paragraph-count="7" meta:word-count="452" meta:character-count="2601" meta:non-whitespace-character-count="2146"/>
    <meta:generator>LibreOffice/4.2.7.2$Linux_X86_64 LibreOffice_project/420m0$Build-2</meta:generator>
  </office:meta>
</office:document-meta>
</file>